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EXP([.A2]*0.1)" office:value-type="float" office:value="1.10517091807565" calcext:value-type="float">
            <text:p>1.1051709181</text:p>
          </table:table-cell>
          <table:table-cell table:formula="of:=EXP([.A2]*0.2)" office:value-type="float" office:value="1.22140275816017" calcext:value-type="float">
            <text:p>1.221402758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EXP([.D2]*0.3)" office:value-type="float" office:value="6.04964746441295" calcext:value-type="float">
            <text:p>6.0496474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EXP([.A3]*0.1)" office:value-type="float" office:value="1.22140275816017" calcext:value-type="float">
            <text:p>1.2214027582</text:p>
          </table:table-cell>
          <table:table-cell table:formula="of:=EXP([.A3]*0.2)" office:value-type="float" office:value="1.49182469764127" calcext:value-type="float">
            <text:p>1.491824697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EXP([.D3]*0.3)" office:value-type="float" office:value="8.16616991256766" calcext:value-type="float">
            <text:p>8.1661699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EXP([.A4]*0.1)" office:value-type="float" office:value="1.349858807576" calcext:value-type="float">
            <text:p>1.3498588076</text:p>
          </table:table-cell>
          <table:table-cell table:formula="of:=EXP([.A4]*0.2)" office:value-type="float" office:value="1.82211880039051" calcext:value-type="float">
            <text:p>1.822118800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EXP([.D4]*0.3)" office:value-type="float" office:value="11.0231763806416" calcext:value-type="float">
            <text:p>11.0231763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EXP([.A5]*0.1)" office:value-type="float" office:value="1.49182469764127" calcext:value-type="float">
            <text:p>1.4918246976</text:p>
          </table:table-cell>
          <table:table-cell table:formula="of:=EXP([.A5]*0.2)" office:value-type="float" office:value="2.22554092849247" calcext:value-type="float">
            <text:p>2.225540928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EXP([.D5]*0.3)" office:value-type="float" office:value="14.8797317248728" calcext:value-type="float">
            <text:p>14.8797317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EXP([.A6]*0.1)" office:value-type="float" office:value="1.64872127070013" calcext:value-type="float">
            <text:p>1.6487212707</text:p>
          </table:table-cell>
          <table:table-cell table:formula="of:=EXP([.A6]*0.2)" office:value-type="float" office:value="2.71828182845904" calcext:value-type="float">
            <text:p>2.718281828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EXP([.D6]*0.3)" office:value-type="float" office:value="20.0855369231877" calcext:value-type="float">
            <text:p>20.0855369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EXP([.A7]*0.1)" office:value-type="float" office:value="1.82211880039051" calcext:value-type="float">
            <text:p>1.8221188004</text:p>
          </table:table-cell>
          <table:table-cell table:formula="of:=EXP([.A7]*0.2)" office:value-type="float" office:value="3.32011692273655" calcext:value-type="float">
            <text:p>3.3201169227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EXP([.D7]*0.3)" office:value-type="float" office:value="27.1126389206579" calcext:value-type="float">
            <text:p>27.11263892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EXP([.A8]*0.1)" office:value-type="float" office:value="2.01375270747048" calcext:value-type="float">
            <text:p>2.0137527075</text:p>
          </table:table-cell>
          <table:table-cell table:formula="of:=EXP([.A8]*0.2)" office:value-type="float" office:value="4.05519996684468" calcext:value-type="float">
            <text:p>4.055199966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EXP([.D8]*0.3)" office:value-type="float" office:value="36.598234443678" calcext:value-type="float">
            <text:p>36.5982344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7:37:49.06625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1-20T17:16:13.273550114</meta:creation-date>
    <dc:date>2016-11-20T17:38:52.312999859</dc:date>
    <dc:creator>Dovydas Gulbinas</dc:creator>
    <meta:editing-duration>PT6M10S</meta:editing-duration>
    <meta:editing-cycles>3</meta:editing-cycles>
    <meta:generator>LibreOffice/5.0.3.2$Linux_X86_64 LibreOffice_project/00m0$Build-2</meta:generator>
    <meta:document-statistic meta:table-count="1" meta:cell-count="48" meta:object-count="0"/>
  </office:meta>
</office:document-meta>
</file>